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tingsElementParser.getBeanPropertyOverrideIncludes( Element settings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ttingsElementParser.getRunningMode( Elem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ingsElementParser.createSettingsBeanFactoryPostProcessor( Element element , ParserContext parserContext , String runningM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ettingsElementParser.getBeanIncludes( Element settings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ttingsElementParser.registerComponents( Element settingsElement , ParserContext pars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